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0.3472in"/>
    </style:style>
    <style:style style:name="co4" style:family="table-column">
      <style:table-column-properties fo:break-before="auto" style:column-width="0.3902in"/>
    </style:style>
    <style:style style:name="co5" style:family="table-column">
      <style:table-column-properties fo:break-before="auto" style:column-width="0.2929in"/>
    </style:style>
    <style:style style:name="co6" style:family="table-column">
      <style:table-column-properties fo:break-before="auto" style:column-width="0.4866in"/>
    </style:style>
    <style:style style:name="co7" style:family="table-column">
      <style:table-column-properties fo:break-before="auto" style:column-width="0.398in"/>
    </style:style>
    <style:style style:name="co8" style:family="table-column">
      <style:table-column-properties fo:break-before="auto" style:column-width="1.6035in"/>
    </style:style>
    <style:style style:name="co9" style:family="table-column">
      <style:table-column-properties fo:break-before="auto" style:column-width="0.3146in"/>
    </style:style>
    <style:style style:name="co10" style:family="table-column">
      <style:table-column-properties fo:break-before="auto" style:column-width="0.5374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end" fo:margin-left="0in"/>
      <style:text-properties fo:font-weight="bold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 style:data-style-name="N1">
      <style:table-cell-properties fo:border-bottom="0.0008in solid #000000" style:text-align-source="fix" style:repeat-content="false" fo:border-left="none" fo:border-right="none" fo:border-top="0.0008in solid #000000"/>
      <style:paragraph-properties fo:text-align="end" fo:margin-left="0in"/>
      <style:text-properties fo:font-weight="bold"/>
    </style:style>
    <style:style style:name="ce6" style:family="table-cell" style:parent-style-name="Default" style:data-style-name="N1">
      <style:table-cell-properties fo:border-bottom="0.0008in solid #000000" fo:border-left="none" fo:border-right="none" fo:border-top="0.0008in solid #000000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end" fo:margin-left="0in"/>
      <style:text-properties fo:font-weight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weight="bold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fo:background-color="transparent" fo:border="none"/>
      <style:text-properties fo:font-weight="bold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0.0008in solid #000000" fo:border-right="none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12"/>
        <table:table-column table:style-name="co8" table:default-cell-style-name="Default"/>
        <table:table-column table:style-name="co2" table:default-cell-style-name="Default"/>
        <table:table-column table:style-name="co3" table:visibility="collapse" table:default-cell-style-name="ce7"/>
        <table:table-column table:style-name="co9" table:default-cell-style-name="ce13"/>
        <table:table-column table:style-name="co5" table:default-cell-style-name="ce7"/>
        <table:table-column table:style-name="co10" table:default-cell-style-name="ce13"/>
        <table:table-column table:style-name="co1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8" office:value-type="string">
            <text:p>S2</text:p>
          </table:table-cell>
          <table:table-cell table:style-name="ce5" office:value-type="string">
            <text:p>S3</text:p>
          </table:table-cell>
          <table:table-cell table:style-name="ce9" office:value-type="string">
            <text:p>S4</text:p>
          </table:table-cell>
          <table:table-cell table:style-name="ce11"/>
          <table:table-cell table:style-name="ce1" office:value-type="string">
            <text:p>Name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3" office:value-type="string">
            <text:p>S2</text:p>
          </table:table-cell>
          <table:table-cell table:style-name="ce5" office:value-type="string">
            <text:p>S3</text:p>
          </table:table-cell>
          <table:table-cell table:style-name="ce9" office:value-type="string">
            <text:p>S4</text:p>
          </table:table-cell>
          <table:table-cell table:style-name="ce14"/>
        </table:table-row>
        <table:table-row table:style-name="ro1">
          <table:table-cell table:style-name="ce2" office:value-type="string">
            <text:p>Alongi, Gianfranco</text:p>
          </table:table-cell>
          <table:table-cell table:style-name="ce4" table:formula="oooc:=0+([.C2]&gt;=50)+([.D2]&gt;=7)+([.E2]&gt;12)" office:value-type="float" office:value="1">
            <text:p>1</text:p>
          </table:table-cell>
          <table:table-cell table:number-columns-repeated="2" table:style-name="ce4"/>
          <table:table-cell table:style-name="ce6" office:value-type="float" office:value="14">
            <text:p>14</text:p>
          </table:table-cell>
          <table:table-cell table:style-name="ce10"/>
          <table:table-cell/>
          <table:table-cell table:style-name="ce2" office:value-type="string">
            <text:p>Karlzén, Henrik </text:p>
          </table:table-cell>
          <table:table-cell table:style-name="ce4" table:formula="oooc:=0+([.J2]&gt;=50)+([.K2]&gt;=7)+([.L2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Abolahrar, Elnaz <text:s/></text:p>
          </table:table-cell>
          <table:table-cell table:style-name="ce4" table:formula="oooc:=0+([.C3]&gt;=50)+([.D3]&gt;=7)+([.E3]&gt;12)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Khokhar, Mahboob Hussain </text:p>
          </table:table-cell>
          <table:table-cell table:style-name="ce4" table:formula="oooc:=0+([.J3]&gt;=50)+([.K3]&gt;=7)+([.L3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Ahlenius, Patrik </text:p>
          </table:table-cell>
          <table:table-cell table:style-name="ce4" table:formula="oooc:=0+([.C4]&gt;=50)+([.D4]&gt;=7)+([.E4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Kjellgren, Björn </text:p>
          </table:table-cell>
          <table:table-cell table:style-name="ce4" table:formula="oooc:=0+([.J4]&gt;=50)+([.K4]&gt;=7)+([.L4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Andersson, Per </text:p>
          </table:table-cell>
          <table:table-cell table:style-name="ce4" table:formula="oooc:=0+([.C5]&gt;=50)+([.D5]&gt;=7)+([.E5]&gt;12)" office:value-type="float" office:value="2">
            <text:p>2</text:p>
          </table:table-cell>
          <table:table-cell table:style-name="ce6" office:value-type="float" office:value="83">
            <text:p>83</text:p>
          </table:table-cell>
          <table:table-cell table:style-name="ce4" office:value-type="float" office:value="8">
            <text:p>8</text:p>
          </table:table-cell>
          <table:table-cell table:style-name="ce6"/>
          <table:table-cell table:style-name="ce10"/>
          <table:table-cell/>
          <table:table-cell table:style-name="ce2" office:value-type="string">
            <text:p>Landergren, Torsten </text:p>
          </table:table-cell>
          <table:table-cell table:style-name="ce4" table:formula="oooc:=0+([.J5]&gt;=50)+([.K5]&gt;=7)+([.L5]&gt;12)" office:value-type="float" office:value="2">
            <text:p>2</text:p>
          </table:table-cell>
          <table:table-cell table:style-name="ce6" office:value-type="float" office:value="76">
            <text:p>76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Arefin, Mir Mohammad Samsul </text:p>
          </table:table-cell>
          <table:table-cell table:style-name="ce4" table:formula="oooc:=0+([.C6]&gt;=50)+([.D6]&gt;=7)+([.E6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Larsson, Lars </text:p>
          </table:table-cell>
          <table:table-cell table:style-name="ce4" table:formula="oooc:=0+([.J6]&gt;=50)+([.K6]&gt;=7)+([.L6]&gt;12)" office:value-type="float" office:value="1">
            <text:p>1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Ashraf, Usman </text:p>
          </table:table-cell>
          <table:table-cell table:style-name="ce4" table:formula="oooc:=0+([.C7]&gt;=50)+([.D7]&gt;=7)+([.E7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Larsson, Robert </text:p>
          </table:table-cell>
          <table:table-cell table:style-name="ce4" table:formula="oooc:=0+([.J7]&gt;=50)+([.K7]&gt;=7)+([.L7]&gt;12)" office:value-type="float" office:value="1">
            <text:p>1</text:p>
          </table:table-cell>
          <table:table-cell table:style-name="ce6"/>
          <table:table-cell table:style-name="ce4"/>
          <table:table-cell table:style-name="ce6" office:value-type="float" office:value="18">
            <text:p>18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Asif, Muhammad </text:p>
          </table:table-cell>
          <table:table-cell table:style-name="ce4" table:formula="oooc:=0+([.C8]&gt;=50)+([.D8]&gt;=7)+([.E8]&gt;12)" office:value-type="float" office:value="1">
            <text:p>1</text:p>
          </table:table-cell>
          <table:table-cell table:style-name="ce6" office:value-type="float" office:value="33">
            <text:p>33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18.5">
            <text:p>19</text:p>
          </table:table-cell>
          <table:table-cell table:style-name="ce10"/>
          <table:table-cell/>
          <table:table-cell table:style-name="ce2" office:value-type="string">
            <text:p>Lehmann, Patrick </text:p>
          </table:table-cell>
          <table:table-cell table:style-name="ce4" table:formula="oooc:=0+([.J8]&gt;=50)+([.K8]&gt;=7)+([.L8]&gt;12)" office:value-type="float" office:value="1">
            <text:p>1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erggren, Fredrik </text:p>
          </table:table-cell>
          <table:table-cell table:style-name="ce4" table:formula="oooc:=0+([.C9]&gt;=50)+([.D9]&gt;=7)+([.E9]&gt;12)" office:value-type="float" office:value="1">
            <text:p>1</text:p>
          </table:table-cell>
          <table:table-cell table:style-name="ce6" office:value-type="float" office:value="69">
            <text:p>69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Lin, Jie </text:p>
          </table:table-cell>
          <table:table-cell table:style-name="ce4" table:formula="oooc:=0+([.J9]&gt;=50)+([.K9]&gt;=7)+([.L9]&gt;12)" office:value-type="float" office:value="1">
            <text:p>1</text:p>
          </table:table-cell>
          <table:table-cell table:style-name="ce6" office:value-type="float" office:value="7">
            <text:p>7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ergroth, Fredrik </text:p>
          </table:table-cell>
          <table:table-cell table:style-name="ce4" table:formula="oooc:=0+([.C10]&gt;=50)+([.D10]&gt;=7)+([.E10]&gt;12)" office:value-type="float" office:value="2">
            <text:p>2</text:p>
          </table:table-cell>
          <table:table-cell table:style-name="ce6" office:value-type="float" office:value="85.5">
            <text:p>86</text:p>
          </table:table-cell>
          <table:table-cell table:style-name="ce4" office:value-type="float" office:value="11">
            <text:p>11</text:p>
          </table:table-cell>
          <table:table-cell table:style-name="ce6"/>
          <table:table-cell table:style-name="ce10"/>
          <table:table-cell/>
          <table:table-cell table:style-name="ce2" office:value-type="string">
            <text:p>Lindqvist, Gustav </text:p>
          </table:table-cell>
          <table:table-cell table:style-name="ce4" table:formula="oooc:=0+([.J10]&gt;=50)+([.K10]&gt;=7)+([.L10]&gt;12)" office:value-type="float" office:value="2">
            <text:p>2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ertholon, Benoit </text:p>
          </table:table-cell>
          <table:table-cell table:style-name="ce4" table:formula="oooc:=0+([.C11]&gt;=50)+([.D11]&gt;=7)+([.E11]&gt;12)" office:value-type="float" office:value="1">
            <text:p>1</text:p>
          </table:table-cell>
          <table:table-cell table:style-name="ce6" office:value-type="float" office:value="83">
            <text:p>83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Lundberg, Gabriel </text:p>
          </table:table-cell>
          <table:table-cell table:style-name="ce4" table:formula="oooc:=0+([.J11]&gt;=50)+([.K11]&gt;=7)+([.L11]&gt;12)" office:value-type="float" office:value="2">
            <text:p>2</text:p>
          </table:table-cell>
          <table:table-cell table:style-name="ce6"/>
          <table:table-cell table:style-name="ce4" office:value-type="float" office:value="16">
            <text:p>16</text:p>
          </table:table-cell>
          <table:table-cell table:style-name="ce6" office:value-type="float" office:value="21">
            <text:p>21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ick, Joakim </text:p>
          </table:table-cell>
          <table:table-cell table:style-name="ce4" table:formula="oooc:=0+([.C12]&gt;=50)+([.D12]&gt;=7)+([.E12]&gt;12)" office:value-type="float" office:value="1">
            <text:p>1</text:p>
          </table:table-cell>
          <table:table-cell table:style-name="ce6"/>
          <table:table-cell table:style-name="ce4"/>
          <table:table-cell table:style-name="ce6" office:value-type="float" office:value="17.5">
            <text:p>18</text:p>
          </table:table-cell>
          <table:table-cell table:style-name="ce10"/>
          <table:table-cell/>
          <table:table-cell table:style-name="ce2" office:value-type="string">
            <text:p>Mahmoudifar, Marjan </text:p>
          </table:table-cell>
          <table:table-cell table:style-name="ce4" table:formula="oooc:=0+([.J12]&gt;=50)+([.K12]&gt;=7)+([.L12]&gt;12)" office:value-type="float" office:value="2">
            <text:p>2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 office:value-type="float" office:value="15">
            <text:p>15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jöremo, Martin </text:p>
          </table:table-cell>
          <table:table-cell table:style-name="ce4" table:formula="oooc:=0+([.C13]&gt;=50)+([.D13]&gt;=7)+([.E13]&gt;12)" office:value-type="float" office:value="2">
            <text:p>2</text:p>
          </table:table-cell>
          <table:table-cell table:style-name="ce6" office:value-type="float" office:value="43">
            <text:p>43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3">
            <text:p>13</text:p>
          </table:table-cell>
          <table:table-cell table:style-name="ce10"/>
          <table:table-cell/>
          <table:table-cell table:style-name="ce2" office:value-type="string">
            <text:p>Malik, Muhammad Ayaz </text:p>
          </table:table-cell>
          <table:table-cell table:style-name="ce4" table:formula="oooc:=0+([.J13]&gt;=50)+([.K13]&gt;=7)+([.L13]&gt;12)" office:value-type="float" office:value="2">
            <text:p>2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 office:value-type="float" office:value="16">
            <text:p>16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oberg, Johan </text:p>
          </table:table-cell>
          <table:table-cell table:style-name="ce4" table:formula="oooc:=0+([.C14]&gt;=50)+([.D14]&gt;=7)+([.E14]&gt;12)" office:value-type="float" office:value="3">
            <text:p>3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10"/>
          <table:table-cell/>
          <table:table-cell table:style-name="ce2" office:value-type="string">
            <text:p>Marculescu, Bogdan </text:p>
          </table:table-cell>
          <table:table-cell table:style-name="ce4" table:formula="oooc:=0+([.J14]&gt;=50)+([.K14]&gt;=7)+([.L14]&gt;12)" office:value-type="float" office:value="2">
            <text:p>2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8.5">
            <text:p>8.5</text:p>
          </table:table-cell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rendengen, Erik </text:p>
          </table:table-cell>
          <table:table-cell table:style-name="ce4" table:formula="oooc:=0+([.C15]&gt;=50)+([.D15]&gt;=7)+([.E15]&gt;12)" office:value-type="float" office:value="1">
            <text:p>1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Michnik, Margaretha </text:p>
          </table:table-cell>
          <table:table-cell table:style-name="ce4" table:formula="oooc:=0+([.J15]&gt;=50)+([.K15]&gt;=7)+([.L15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udimir, Sanjin </text:p>
          </table:table-cell>
          <table:table-cell table:style-name="ce4" table:formula="oooc:=0+([.C16]&gt;=50)+([.D16]&gt;=7)+([.E16]&gt;12)" office:value-type="float" office:value="0">
            <text:p>0</text:p>
          </table:table-cell>
          <table:table-cell table:style-name="ce6" office:value-type="float" office:value="37">
            <text:p>37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Milojevic, Dejan </text:p>
          </table:table-cell>
          <table:table-cell table:style-name="ce4" table:formula="oooc:=0+([.J16]&gt;=50)+([.K16]&gt;=7)+([.L16]&gt;12)" office:value-type="float" office:value="3">
            <text:p>3</text:p>
          </table:table-cell>
          <table:table-cell table:style-name="ce6" office:value-type="float" office:value="68">
            <text:p>68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3">
            <text:p>13</text:p>
          </table:table-cell>
          <table:table-cell table:style-name="ce10"/>
          <table:table-cell table:style-name="ce14"/>
        </table:table-row>
        <table:table-row table:style-name="ro2">
          <table:table-cell table:style-name="ce2" office:value-type="string">
            <text:p>Börjesson, Emil </text:p>
          </table:table-cell>
          <table:table-cell table:style-name="ce4" table:formula="oooc:=0+([.C17]&gt;=50)+([.D17]&gt;=7)+([.E17]&gt;12)" office:value-type="float" office:value="3">
            <text:p>3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21.5">
            <text:p>22</text:p>
          </table:table-cell>
          <table:table-cell table:style-name="ce10"/>
          <table:table-cell/>
          <table:table-cell table:style-name="ce2" office:value-type="string">
            <text:p>Moberg, Anders </text:p>
          </table:table-cell>
          <table:table-cell table:style-name="ce4" table:formula="oooc:=0+([.J17]&gt;=50)+([.K17]&gt;=7)+([.L17]&gt;12)" office:value-type="float" office:value="3">
            <text:p>3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5">
            <text:p>15</text:p>
          </table:table-cell>
          <table:table-cell table:style-name="ce6" office:value-type="float" office:value="24">
            <text:p>24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örjesson, Petter </text:p>
          </table:table-cell>
          <table:table-cell table:style-name="ce4" table:formula="oooc:=0+([.C18]&gt;=50)+([.D18]&gt;=7)+([.E18]&gt;12)" office:value-type="float" office:value="3">
            <text:p>3</text:p>
          </table:table-cell>
          <table:table-cell table:style-name="ce6" office:value-type="float" office:value="50">
            <text:p>50</text:p>
          </table:table-cell>
          <table:table-cell table:style-name="ce4" office:value-type="float" office:value="13">
            <text:p>13</text:p>
          </table:table-cell>
          <table:table-cell table:style-name="ce6" office:value-type="float" office:value="14.5">
            <text:p>15</text:p>
          </table:table-cell>
          <table:table-cell table:style-name="ce10"/>
          <table:table-cell/>
          <table:table-cell table:style-name="ce2" office:value-type="string">
            <text:p>Mona Diana, Amza </text:p>
          </table:table-cell>
          <table:table-cell table:style-name="ce4" table:formula="oooc:=0+([.J18]&gt;=50)+([.K18]&gt;=7)+([.L18]&gt;12)" office:value-type="float" office:value="3">
            <text:p>3</text:p>
          </table:table-cell>
          <table:table-cell table:style-name="ce6" office:value-type="float" office:value="98">
            <text:p>98</text:p>
          </table:table-cell>
          <table:table-cell table:style-name="ce4" office:value-type="float" office:value="7.5">
            <text:p>7.5</text:p>
          </table:table-cell>
          <table:table-cell table:style-name="ce6" office:value-type="float" office:value="17">
            <text:p>17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Cao, Zichen </text:p>
          </table:table-cell>
          <table:table-cell table:style-name="ce4" table:formula="oooc:=0+([.C19]&gt;=50)+([.D19]&gt;=7)+([.E19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Nordius, Tuve </text:p>
          </table:table-cell>
          <table:table-cell table:style-name="ce4" table:formula="oooc:=0+([.J19]&gt;=50)+([.K19]&gt;=7)+([.L19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Dale Rundberg, Marcus </text:p>
          </table:table-cell>
          <table:table-cell table:style-name="ce4" table:formula="oooc:=0+([.C20]&gt;=50)+([.D20]&gt;=7)+([.E20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Olausson, Tobias </text:p>
          </table:table-cell>
          <table:table-cell table:style-name="ce4" table:formula="oooc:=0+([.J20]&gt;=50)+([.K20]&gt;=7)+([.L20]&gt;12)" office:value-type="float" office:value="1">
            <text:p>1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Darish Ali, Khar</text:p>
          </table:table-cell>
          <table:table-cell table:style-name="ce4" table:formula="oooc:=0+([.C21]&gt;=50)+([.D21]&gt;=7)+([.E21]&gt;12)" office:value-type="float" office:value="0">
            <text:p>0</text:p>
          </table:table-cell>
          <table:table-cell table:number-columns-repeated="2" table:style-name="ce4"/>
          <table:table-cell table:style-name="ce6" office:value-type="float" office:value="8">
            <text:p>8</text:p>
          </table:table-cell>
          <table:table-cell table:style-name="ce10"/>
          <table:table-cell/>
          <table:table-cell table:style-name="ce2" office:value-type="string">
            <text:p>Persson, Gustav </text:p>
          </table:table-cell>
          <table:table-cell table:style-name="ce4" table:formula="oooc:=0+([.J21]&gt;=50)+([.K21]&gt;=7)+([.L21]&gt;12)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Danielsson, Erik </text:p>
          </table:table-cell>
          <table:table-cell table:style-name="ce4" table:formula="oooc:=0+([.C22]&gt;=50)+([.D22]&gt;=7)+([.E22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Rahman, Minhazur </text:p>
          </table:table-cell>
          <table:table-cell table:style-name="ce4" table:formula="oooc:=0+([.J22]&gt;=50)+([.K22]&gt;=7)+([.L22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Diquet, Alban </text:p>
          </table:table-cell>
          <table:table-cell table:style-name="ce4" table:formula="oooc:=0+([.C23]&gt;=50)+([.D23]&gt;=7)+([.E23]&gt;12)" office:value-type="float" office:value="1">
            <text:p>1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/>
          <table:table-cell table:style-name="ce10"/>
          <table:table-cell/>
          <table:table-cell table:style-name="ce2" office:value-type="string">
            <text:p>Rintamäki, Lina </text:p>
          </table:table-cell>
          <table:table-cell table:style-name="ce4" table:formula="oooc:=0+([.J23]&gt;=50)+([.K23]&gt;=7)+([.L23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Diserholt, Albert </text:p>
          </table:table-cell>
          <table:table-cell table:style-name="ce4" table:formula="oooc:=0+([.C24]&gt;=50)+([.D24]&gt;=7)+([.E24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Roslund, Henrik </text:p>
          </table:table-cell>
          <table:table-cell table:style-name="ce4" table:formula="oooc:=0+([.J24]&gt;=50)+([.K24]&gt;=7)+([.L24]&gt;12)" office:value-type="float" office:value="0">
            <text:p>0</text:p>
          </table:table-cell>
          <table:table-cell table:style-name="ce6"/>
          <table:table-cell table:style-name="ce4" office:value-type="float" office:value="4.5">
            <text:p>4.5</text:p>
          </table:table-cell>
          <table:table-cell table:style-name="ce6" office:value-type="float" office:value="10">
            <text:p>10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Eklan, Josef </text:p>
          </table:table-cell>
          <table:table-cell table:style-name="ce4" table:formula="oooc:=0+([.C25]&gt;=50)+([.D25]&gt;=7)+([.E25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Ruzicka, Martin </text:p>
          </table:table-cell>
          <table:table-cell table:style-name="ce4" table:formula="oooc:=0+([.J25]&gt;=50)+([.K25]&gt;=7)+([.L25]&gt;12)" office:value-type="float" office:value="2">
            <text:p>2</text:p>
          </table:table-cell>
          <table:table-cell table:style-name="ce6" office:value-type="float" office:value="90">
            <text:p>90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Firoozfam, Mahsa </text:p>
          </table:table-cell>
          <table:table-cell table:style-name="ce4" table:formula="oooc:=0+([.C26]&gt;=50)+([.D26]&gt;=7)+([.E26]&gt;12)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Salh, Mazyar </text:p>
          </table:table-cell>
          <table:table-cell table:style-name="ce4" table:formula="oooc:=0+([.J26]&gt;=50)+([.K26]&gt;=7)+([.L26]&gt;12)" office:value-type="float" office:value="3">
            <text:p>3</text:p>
          </table:table-cell>
          <table:table-cell table:style-name="ce6" office:value-type="float" office:value="56">
            <text:p>56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2.5">
            <text:p>13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Fredén Jansson, Johannes </text:p>
          </table:table-cell>
          <table:table-cell table:style-name="ce4" table:formula="oooc:=0+([.C27]&gt;=50)+([.D27]&gt;=7)+([.E27]&gt;12)" office:value-type="float" office:value="2">
            <text:p>2</text:p>
          </table:table-cell>
          <table:table-cell table:style-name="ce6" office:value-type="float" office:value="95">
            <text:p>95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1">
            <text:p>11</text:p>
          </table:table-cell>
          <table:table-cell table:style-name="ce10"/>
          <table:table-cell/>
          <table:table-cell table:style-name="ce2" office:value-type="string">
            <text:p>Schlyter, Christian </text:p>
          </table:table-cell>
          <table:table-cell table:style-name="ce4" table:formula="oooc:=0+([.J27]&gt;=50)+([.K27]&gt;=7)+([.L27]&gt;12)" office:value-type="float" office:value="3">
            <text:p>3</text:p>
          </table:table-cell>
          <table:table-cell table:style-name="ce6" office:value-type="float" office:value="93">
            <text:p>93</text:p>
          </table:table-cell>
          <table:table-cell table:style-name="ce4" office:value-type="float" office:value="10">
            <text:p>10</text:p>
          </table:table-cell>
          <table:table-cell table:style-name="ce6" office:value-type="float" office:value="13.5">
            <text:p>14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Granbäck, Carl-David </text:p>
          </table:table-cell>
          <table:table-cell table:style-name="ce4" table:formula="oooc:=0+([.C28]&gt;=50)+([.D28]&gt;=7)+([.E28]&gt;12)" office:value-type="float" office:value="2">
            <text:p>2</text:p>
          </table:table-cell>
          <table:table-cell table:style-name="ce6" office:value-type="float" office:value="50">
            <text:p>50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10"/>
          <table:table-cell/>
          <table:table-cell table:style-name="ce2" office:value-type="string">
            <text:p>Siriwardanagea, Nihal </text:p>
          </table:table-cell>
          <table:table-cell table:style-name="ce4" table:formula="oooc:=0+([.J28]&gt;=50)+([.K28]&gt;=7)+([.L28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Gullmarsvik, David </text:p>
          </table:table-cell>
          <table:table-cell table:style-name="ce4" table:formula="oooc:=0+([.C29]&gt;=50)+([.D29]&gt;=7)+([.E29]&gt;12)" office:value-type="float" office:value="2">
            <text:p>2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14">
            <text:p>14</text:p>
          </table:table-cell>
          <table:table-cell table:style-name="ce6"/>
          <table:table-cell table:style-name="ce10"/>
          <table:table-cell/>
          <table:table-cell table:style-name="ce2" office:value-type="string">
            <text:p>Spalding, Alexander </text:p>
          </table:table-cell>
          <table:table-cell table:style-name="ce4" table:formula="oooc:=0+([.J29]&gt;=50)+([.K29]&gt;=7)+([.L29]&gt;12)" office:value-type="float" office:value="3">
            <text:p>3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4.5">
            <text:p>15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Gundberg, Per </text:p>
          </table:table-cell>
          <table:table-cell table:style-name="ce4" table:formula="oooc:=0+([.C30]&gt;=50)+([.D30]&gt;=7)+([.E30]&gt;12)" office:value-type="float" office:value="3">
            <text:p>3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6">
            <text:p>16</text:p>
          </table:table-cell>
          <table:table-cell table:style-name="ce6" office:value-type="float" office:value="16.5">
            <text:p>17</text:p>
          </table:table-cell>
          <table:table-cell table:style-name="ce10"/>
          <table:table-cell/>
          <table:table-cell table:style-name="ce2" office:value-type="string">
            <text:p>Sribuaphuan, Naruemol </text:p>
          </table:table-cell>
          <table:table-cell table:style-name="ce4" table:formula="oooc:=0+([.J30]&gt;=50)+([.K30]&gt;=7)+([.L30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2">
          <table:table-cell table:style-name="ce2" office:value-type="string">
            <text:p>Gustafsson, Johan </text:p>
          </table:table-cell>
          <table:table-cell table:style-name="ce4" table:formula="oooc:=0+([.C31]&gt;=50)+([.D31]&gt;=7)+([.E31]&gt;12)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Svenson, Daniel </text:p>
          </table:table-cell>
          <table:table-cell table:style-name="ce4" table:formula="oooc:=0+([.J31]&gt;=50)+([.K31]&gt;=7)+([.L31]&gt;12)" office:value-type="float" office:value="2">
            <text:p>2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style-name="ce6" office:value-type="float" office:value="16">
            <text:p>16</text:p>
          </table:table-cell>
          <table:table-cell table:style-name="ce10"/>
          <table:table-cell table:style-name="ce14"/>
        </table:table-row>
        <table:table-row table:style-name="ro2">
          <table:table-cell table:style-name="ce2" office:value-type="string">
            <text:p>Gustafsson, Petter </text:p>
          </table:table-cell>
          <table:table-cell table:style-name="ce4" table:formula="oooc:=0+([.C32]&gt;=50)+([.D32]&gt;=7)+([.E32]&gt;12)" office:value-type="float" office:value="3">
            <text:p>3</text:p>
          </table:table-cell>
          <table:table-cell table:style-name="ce6" office:value-type="float" office:value="60">
            <text:p>60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8">
            <text:p>18</text:p>
          </table:table-cell>
          <table:table-cell table:style-name="ce10"/>
          <table:table-cell/>
          <table:table-cell table:style-name="ce2" office:value-type="string">
            <text:p>Svensson, Andreas </text:p>
          </table:table-cell>
          <table:table-cell table:style-name="ce4" table:formula="oooc:=0+([.J32]&gt;=50)+([.K32]&gt;=7)+([.L32]&gt;12)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4" office:value-type="float" office:value="13">
            <text:p>13</text:p>
          </table:table-cell>
          <table:table-cell table:style-name="ce6" office:value-type="float" office:value="16">
            <text:p>16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adzic, David </text:p>
          </table:table-cell>
          <table:table-cell table:style-name="ce4" table:formula="oooc:=0+([.C33]&gt;=50)+([.D33]&gt;=7)+([.E33]&gt;12)" office:value-type="float" office:value="2">
            <text:p>2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10"/>
          <table:table-cell/>
          <table:table-cell table:style-name="ce2" office:value-type="string">
            <text:p>Svensson, Mattias </text:p>
          </table:table-cell>
          <table:table-cell table:style-name="ce4" table:formula="oooc:=0+([.J33]&gt;=50)+([.K33]&gt;=7)+([.L33]&gt;12)" office:value-type="float" office:value="2">
            <text:p>2</text:p>
          </table:table-cell>
          <table:table-cell table:style-name="ce6" office:value-type="float" office:value="74">
            <text:p>74</text:p>
          </table:table-cell>
          <table:table-cell table:style-name="ce4"/>
          <table:table-cell table:style-name="ce6" office:value-type="float" office:value="16.5">
            <text:p>17</text:p>
          </table:table-cell>
          <table:table-cell table:style-name="ce10"/>
          <table:table-cell table:style-name="ce14"/>
        </table:table-row>
        <table:table-row table:style-name="ro2">
          <table:table-cell table:style-name="ce2" office:value-type="string">
            <text:p>Hallberg, Oscar </text:p>
          </table:table-cell>
          <table:table-cell table:style-name="ce4" table:formula="oooc:=0+([.C34]&gt;=50)+([.D34]&gt;=7)+([.E34]&gt;12)" office:value-type="float" office:value="2">
            <text:p>2</text:p>
          </table:table-cell>
          <table:table-cell table:style-name="ce6" office:value-type="float" office:value="79">
            <text:p>79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10"/>
          <table:table-cell/>
          <table:table-cell table:style-name="ce2" office:value-type="string">
            <text:p>Svensson, Sven </text:p>
          </table:table-cell>
          <table:table-cell table:style-name="ce4" table:formula="oooc:=0+([.J34]&gt;=50)+([.K34]&gt;=7)+([.L34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ansson, Linus </text:p>
          </table:table-cell>
          <table:table-cell table:style-name="ce4" table:formula="oooc:=0+([.C35]&gt;=50)+([.D35]&gt;=7)+([.E35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Söderberg, Erik </text:p>
          </table:table-cell>
          <table:table-cell table:style-name="ce4" table:formula="oooc:=0+([.J35]&gt;=50)+([.K35]&gt;=7)+([.L35]&gt;12)" office:value-type="float" office:value="2">
            <text:p>2</text:p>
          </table:table-cell>
          <table:table-cell table:style-name="ce6" office:value-type="float" office:value="10">
            <text:p>10</text:p>
          </table:table-cell>
          <table:table-cell table:style-name="ce4" office:value-type="float" office:value="9.5">
            <text:p>9.5</text:p>
          </table:table-cell>
          <table:table-cell table:style-name="ce6" office:value-type="float" office:value="13">
            <text:p>13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assanabadi, Mehrdad </text:p>
          </table:table-cell>
          <table:table-cell table:style-name="ce4" table:formula="oooc:=0+([.C36]&gt;=50)+([.D36]&gt;=7)+([.E36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Thell, Mattias </text:p>
          </table:table-cell>
          <table:table-cell table:style-name="ce4" table:formula="oooc:=0+([.J36]&gt;=50)+([.K36]&gt;=7)+([.L36]&gt;12)" office:value-type="float" office:value="2">
            <text:p>2</text:p>
          </table:table-cell>
          <table:table-cell table:style-name="ce6" office:value-type="float" office:value="92.5">
            <text:p>93</text:p>
          </table:table-cell>
          <table:table-cell table:style-name="ce4"/>
          <table:table-cell table:style-name="ce6" office:value-type="float" office:value="16">
            <text:p>16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atim, Shahzada </text:p>
          </table:table-cell>
          <table:table-cell table:style-name="ce4" table:formula="oooc:=0+([.C37]&gt;=50)+([.D37]&gt;=7)+([.E37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Thornesköld, Niklas </text:p>
          </table:table-cell>
          <table:table-cell table:style-name="ce4" table:formula="oooc:=0+([.J37]&gt;=50)+([.K37]&gt;=7)+([.L37]&gt;12)" office:value-type="float" office:value="3">
            <text:p>3</text:p>
          </table:table-cell>
          <table:table-cell table:style-name="ce6" office:value-type="float" office:value="75">
            <text:p>75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8">
            <text:p>18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ellberg, Jonas </text:p>
          </table:table-cell>
          <table:table-cell table:style-name="ce4" table:formula="oooc:=0+([.C38]&gt;=50)+([.D38]&gt;=7)+([.E38]&gt;12)" office:value-type="float" office:value="2">
            <text:p>2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6.5">
            <text:p>6.5</text:p>
          </table:table-cell>
          <table:table-cell table:style-name="ce6" office:value-type="float" office:value="18">
            <text:p>18</text:p>
          </table:table-cell>
          <table:table-cell table:style-name="ce10"/>
          <table:table-cell/>
          <table:table-cell table:style-name="ce2" office:value-type="string">
            <text:p>Thuresson, Andreas </text:p>
          </table:table-cell>
          <table:table-cell table:style-name="ce4" table:formula="oooc:=0+([.J38]&gt;=50)+([.K38]&gt;=7)+([.L38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elldahl, Johan </text:p>
          </table:table-cell>
          <table:table-cell table:style-name="ce4" table:formula="oooc:=0+([.C39]&gt;=50)+([.D39]&gt;=7)+([.E39]&gt;12)" office:value-type="float" office:value="2">
            <text:p>2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6" office:value-type="float" office:value="21">
            <text:p>21</text:p>
          </table:table-cell>
          <table:table-cell table:style-name="ce10"/>
          <table:table-cell/>
          <table:table-cell table:style-name="ce2" office:value-type="string">
            <text:p>Trninic, Predrag </text:p>
          </table:table-cell>
          <table:table-cell table:style-name="ce4" table:formula="oooc:=0+([.J39]&gt;=50)+([.K39]&gt;=7)+([.L39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errmann, Nick </text:p>
          </table:table-cell>
          <table:table-cell table:style-name="ce4" table:formula="oooc:=0+([.C40]&gt;=50)+([.D40]&gt;=7)+([.E40]&gt;12)" office:value-type="float" office:value="2">
            <text:p>2</text:p>
          </table:table-cell>
          <table:table-cell table:style-name="ce6" office:value-type="float" office:value="95.5">
            <text:p>96</text:p>
          </table:table-cell>
          <table:table-cell table:style-name="ce4"/>
          <table:table-cell table:style-name="ce6" office:value-type="float" office:value="20">
            <text:p>20</text:p>
          </table:table-cell>
          <table:table-cell table:style-name="ce10"/>
          <table:table-cell/>
          <table:table-cell table:style-name="ce2" office:value-type="string">
            <text:p>Tuglu, Hatice Ezgi </text:p>
          </table:table-cell>
          <table:table-cell table:style-name="ce4" table:formula="oooc:=0+([.J40]&gt;=50)+([.K40]&gt;=7)+([.L40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ultberg, Anders </text:p>
          </table:table-cell>
          <table:table-cell table:style-name="ce4" table:formula="oooc:=0+([.C41]&gt;=50)+([.D41]&gt;=7)+([.E41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Vehkajärvi, Tobias </text:p>
          </table:table-cell>
          <table:table-cell table:style-name="ce4" table:formula="oooc:=0+([.J41]&gt;=50)+([.K41]&gt;=7)+([.L41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äger, Martin </text:p>
          </table:table-cell>
          <table:table-cell table:style-name="ce4" table:formula="oooc:=0+([.C42]&gt;=50)+([.D42]&gt;=7)+([.E42]&gt;12)" office:value-type="float" office:value="3">
            <text:p>3</text:p>
          </table:table-cell>
          <table:table-cell table:style-name="ce6" office:value-type="float" office:value="88">
            <text:p>88</text:p>
          </table:table-cell>
          <table:table-cell table:style-name="ce4" office:value-type="float" office:value="12.5">
            <text:p>12.5</text:p>
          </table:table-cell>
          <table:table-cell table:style-name="ce6" office:value-type="float" office:value="23.5">
            <text:p>24</text:p>
          </table:table-cell>
          <table:table-cell table:style-name="ce10"/>
          <table:table-cell/>
          <table:table-cell table:style-name="ce2" office:value-type="string">
            <text:p>Voronov, Alexey </text:p>
          </table:table-cell>
          <table:table-cell table:style-name="ce4" table:formula="oooc:=0+([.J42]&gt;=50)+([.K42]&gt;=7)+([.L42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Issal, Christopher </text:p>
          </table:table-cell>
          <table:table-cell table:style-name="ce4" table:formula="oooc:=0+([.C43]&gt;=50)+([.D43]&gt;=7)+([.E43]&gt;12)" office:value-type="float" office:value="1">
            <text:p>1</text:p>
          </table:table-cell>
          <table:table-cell table:style-name="ce6" office:value-type="float" office:value="80">
            <text:p>80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Xiaochu, Wang </text:p>
          </table:table-cell>
          <table:table-cell table:style-name="ce4" table:formula="oooc:=0+([.J43]&gt;=50)+([.K43]&gt;=7)+([.L43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2">
          <table:table-cell table:style-name="ce2" office:value-type="string">
            <text:p>Johansson, Hannes </text:p>
          </table:table-cell>
          <table:table-cell table:style-name="ce4" table:formula="oooc:=0+([.C44]&gt;=50)+([.D44]&gt;=7)+([.E44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Xu, Yi </text:p>
          </table:table-cell>
          <table:table-cell table:style-name="ce4" table:formula="oooc:=0+([.J44]&gt;=50)+([.K44]&gt;=7)+([.L44]&gt;12)" office:value-type="float" office:value="0">
            <text:p>0</text:p>
          </table:table-cell>
          <table:table-cell table:style-name="ce6"/>
          <table:table-cell table:style-name="ce4" office:value-type="float" office:value="4">
            <text:p>4</text:p>
          </table:table-cell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Jonsson, Magnus </text:p>
          </table:table-cell>
          <table:table-cell table:style-name="ce4" table:formula="oooc:=0+([.C45]&gt;=50)+([.D45]&gt;=7)+([.E45]&gt;12)" office:value-type="float" office:value="2">
            <text:p>2</text:p>
          </table:table-cell>
          <table:table-cell table:style-name="ce6" office:value-type="float" office:value="94.5">
            <text:p>95</text:p>
          </table:table-cell>
          <table:table-cell table:style-name="ce4"/>
          <table:table-cell table:style-name="ce6" office:value-type="float" office:value="21">
            <text:p>21</text:p>
          </table:table-cell>
          <table:table-cell table:style-name="ce10"/>
          <table:table-cell/>
          <table:table-cell table:style-name="ce2" office:value-type="string">
            <text:p>Özdemir, Celal Barış</text:p>
          </table:table-cell>
          <table:table-cell table:style-name="ce4" table:formula="oooc:=0+([.J45]&gt;=50)+([.K45]&gt;=7)+([.L45]&gt;12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Jutemar, Erik </text:p>
          </table:table-cell>
          <table:table-cell table:style-name="ce4" table:formula="oooc:=0+([.C46]&gt;=50)+([.D46]&gt;=7)+([.E46]&gt;12)" office:value-type="float" office:value="2">
            <text:p>2</text:p>
          </table:table-cell>
          <table:table-cell table:style-name="ce6" office:value-type="float" office:value="87.5">
            <text:p>88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10"/>
          <table:table-cell table:number-columns-repeated="8"/>
        </table:table-row>
        <table:table-row table:style-name="ro2" table:number-rows-repeated="6548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database-ranges>
        <table:database-range table:target-range-address="Sheet1.A2:Sheet1.A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sv" fo:country="S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7">11/17/2008</text:date>, <text:time>16:5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Gustav Munkby</meta:initial-creator>
    <meta:creation-date>2008-11-03T12:54:32</meta:creation-date>
    <dc:date>2008-11-17T16:57:45</dc:date>
    <meta:printed-by>Gustav Munkby</meta:printed-by>
    <meta:print-date>2008-11-03T13:05:35</meta:print-date>
    <dc:language>sv-SE</dc:language>
    <meta:editing-cycles>12</meta:editing-cycles>
    <meta:editing-duration>PT9H40M31S</meta:editing-duration>
    <meta:user-defined meta:name="Info 1"/>
    <meta:user-defined meta:name="Info 2"/>
    <meta:user-defined meta:name="Info 3"/>
    <meta:user-defined meta:name="Info 4"/>
    <meta:document-statistic meta:table-count="3" meta:cell-count="457"/>
  </office:meta>
</office:document-meta>
</file>